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fo:font-weight="bold" officeooo:rsid="00250fae" officeooo:paragraph-rsid="00250fae" style:font-weight-asian="bold" style:font-weight-complex="bold"/>
    </style:style>
    <style:style style:name="P13" style:family="paragraph" style:parent-style-name="Standard">
      <style:text-properties fo:font-weight="normal" officeooo:rsid="00250fae" officeooo:paragraph-rsid="00250fae" style:font-weight-asian="normal" style:font-weight-complex="normal"/>
    </style:style>
    <style:style style:name="P14" style:family="paragraph" style:parent-style-name="Standard">
      <style:text-properties officeooo:rsid="001a5e6a" officeooo:paragraph-rsid="001fd72d"/>
    </style:style>
    <style:style style:name="P15" style:family="paragraph" style:parent-style-name="Standard">
      <style:text-properties fo:font-weight="normal" officeooo:rsid="0021b37a" officeooo:paragraph-rsid="0021b37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60b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officeooo:rsid="00250fae"/>
    </style:style>
    <style:style style:name="T8" style:family="text">
      <style:text-properties fo:font-weight="normal" officeooo:rsid="0021b37a" style:font-weight-asian="normal" style:font-weight-complex="normal"/>
    </style:style>
    <style:style style:name="T9" style:family="text">
      <style:text-properties officeooo:rsid="0021b37a"/>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8</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span text:style-name="T7">a</text:span></text:p>
      <text:p text:style-name="P11"><text:span text:style-name="T6"/></text:p>
      <text:p text:style-name="P6"><text:span text:style-name="T8">W</text:span><text:span text:style-name="T6">hat distinguishes a wave from an oscillation? </text:span><text:span text:style-name="T8">Be concise.</text:span></text:p>
      <text:p text:style-name="P6"><text:span text:style-name="T8"/></text:p>
      <text:p text:style-name="P12"><text:span text:style-name="T9">P</text:span>roblem 2b</text:p>
      <text:p text:style-name="P12"/>
      <text:p text:style-name="P13">What’s “ram pressure”? What term on the Navier-Stokes equation represents it?</text:p>
      <text:p text:style-name="P14"/>
      <text:p text:style-name="P10">Problem <text:span text:style-name="T7">3</text:span></text:p>
      <text:p text:style-name="P15">Show that the quantity <draw:frame draw:style-name="fr1" draw:name="Object2" text:anchor-type="as-char" svg:y="-0.2783in" svg:width="0.2535in" svg:height="0.4291in" draw:z-index="1"><draw:object xlink:href="./Object 2" xlink:type="simple" xlink:show="embed" xlink:actuate="onLoad"/><draw:image xlink:href="./ObjectReplacements/Object 2" xlink:type="simple" xlink:show="embed" xlink:actuate="onLoad"/></draw:frame><text:s/>has the units of spe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1T11:21:46.087040663</meta:creation-date>
    <dc:date>2025-10-04T16:10:45.896235527</dc:date>
    <meta:editing-duration>PT10H46S</meta:editing-duration>
    <meta:editing-cycles>16</meta:editing-cycles>
    <meta:generator>LibreOffice/25.2.6.2$Linux_X86_64 LibreOffice_project/520$Build-2</meta:generator>
    <meta:document-statistic meta:table-count="0" meta:image-count="0" meta:object-count="2" meta:page-count="1" meta:paragraph-count="17" meta:word-count="240" meta:character-count="1397" meta:non-whitespace-character-count="1160"/>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